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0pt" style:text-position="33% 58%"/>
    </style:style>
    <style:style style:name="T4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0pt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cm" svg:y="17.611cm">
            <draw:object draw:notify-on-update-of-ranges="Sheet1.A3:Sheet1.A5 Sheet1.B2:Sheet1.B2 Sheet1.B3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46cm" svg:y="8.036cm">
            <draw:object draw:notify-on-update-of-ranges="Sheet1.J14:Sheet1.J20 Sheet1.K14:Sheet1.K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Prected Value with Intercept</text:p>
          </table:table-cell>
          <table:table-cell/>
          <table:table-cell table:style-name="ce5" office:value-type="string" calcext:value-type="string" table:number-columns-spanned="5" table:number-rows-spanned="1">
            <text:p>Intercept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rice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formula="of:=0.64*[.A3]+0.95" office:value-type="float" office:value="1.27" calcext:value-type="float">
            <text:p>1.27</text:p>
          </table:table-cell>
          <table:table-cell table:formula="of:=0.64*[.A3]+0.7" office:value-type="float" office:value="1.02" calcext:value-type="float">
            <text:p>1.02</text:p>
          </table:table-cell>
          <table:table-cell table:formula="of:=0.64*[.A3]+0.4" office:value-type="float" office:value="0.72" calcext:value-type="float">
            <text:p>0.72</text:p>
          </table:table-cell>
          <table:table-cell table:formula="of:=0.64*[.A3]+0.3" office:value-type="float" office:value="0.62" calcext:value-type="float">
            <text:p>0.62</text:p>
          </table:table-cell>
          <table:table-cell table:formula="of:=0.64*[.A3]" office:value-type="float" office:value="0.32" calcext:value-type="float">
            <text:p>0.32</text:p>
          </table:table-cell>
          <table:table-cell table:formula="of:=0.64*[.A3]+1.2" office:value-type="float" office:value="1.52" calcext:value-type="float">
            <text:p>1.52</text:p>
          </table:table-cell>
          <table:table-cell table:formula="of:=0.64*[.A3]+1.5" office:value-type="float" office:value="1.82" calcext:value-type="float">
            <text:p>1.82</text:p>
          </table:table-cell>
          <table:table-cell table:formula="of:=0.64*[.A3]+2"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table:formula="of:=0.64*[.A4]+0.95" office:value-type="float" office:value="2.422" calcext:value-type="float">
            <text:p>2.422</text:p>
          </table:table-cell>
          <table:table-cell table:formula="of:=0.64*[.A4]+0.7" office:value-type="float" office:value="2.172" calcext:value-type="float">
            <text:p>2.172</text:p>
          </table:table-cell>
          <table:table-cell table:formula="of:=0.64*[.A4]+0.4" office:value-type="float" office:value="1.872" calcext:value-type="float">
            <text:p>1.872</text:p>
          </table:table-cell>
          <table:table-cell table:formula="of:=0.64*[.A4]+0.3" office:value-type="float" office:value="1.772" calcext:value-type="float">
            <text:p>1.772</text:p>
          </table:table-cell>
          <table:table-cell table:formula="of:=0.64*[.A4]" office:value-type="float" office:value="1.472" calcext:value-type="float">
            <text:p>1.472</text:p>
          </table:table-cell>
          <table:table-cell table:formula="of:=0.64*[.A4]+1.2" office:value-type="float" office:value="2.672" calcext:value-type="float">
            <text:p>2.672</text:p>
          </table:table-cell>
          <table:table-cell table:formula="of:=0.64*[.A4]+1.5" office:value-type="float" office:value="2.972" calcext:value-type="float">
            <text:p>2.972</text:p>
          </table:table-cell>
          <table:table-cell table:formula="of:=0.64*[.A4]+2" office:value-type="float" office:value="3.472" calcext:value-type="float">
            <text:p>3.472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table:formula="of:=0.64*[.A5]+0.95" office:value-type="float" office:value="2.806" calcext:value-type="float">
            <text:p>2.806</text:p>
          </table:table-cell>
          <table:table-cell table:formula="of:=0.64*[.A5]+0.7" office:value-type="float" office:value="2.556" calcext:value-type="float">
            <text:p>2.556</text:p>
          </table:table-cell>
          <table:table-cell table:formula="of:=0.64*[.A5]+0.4" office:value-type="float" office:value="2.256" calcext:value-type="float">
            <text:p>2.256</text:p>
          </table:table-cell>
          <table:table-cell table:formula="of:=0.64*[.A5]+0.3" office:value-type="float" office:value="2.156" calcext:value-type="float">
            <text:p>2.156</text:p>
          </table:table-cell>
          <table:table-cell table:formula="of:=0.64*[.A5]" office:value-type="float" office:value="1.856" calcext:value-type="float">
            <text:p>1.856</text:p>
          </table:table-cell>
          <table:table-cell table:formula="of:=0.64*[.A5]+1.2" office:value-type="float" office:value="3.056" calcext:value-type="float">
            <text:p>3.056</text:p>
          </table:table-cell>
          <table:table-cell table:formula="of:=0.64*[.A5]+1.5" office:value-type="float" office:value="3.356" calcext:value-type="float">
            <text:p>3.356</text:p>
          </table:table-cell>
          <table:table-cell table:formula="of:=0.64*[.A5]+2" office:value-type="float" office:value="3.856" calcext:value-type="float">
            <text:p>3.85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formula="of:=([.B3]-[.C3])^2" office:value-type="float" office:value="0.0169" calcext:value-type="float">
            <text:p>0.0169</text:p>
          </table:table-cell>
          <table:table-cell table:formula="of:=([.B3]-[.D3])^2" office:value-type="float" office:value="0.1444" calcext:value-type="float">
            <text:p>0.1444</text:p>
          </table:table-cell>
          <table:table-cell table:formula="of:=([.B3]-[.E3])^2" office:value-type="float" office:value="0.4624" calcext:value-type="float">
            <text:p>0.4624</text:p>
          </table:table-cell>
          <table:table-cell table:formula="of:=([.B3]-[.F3])^2" office:value-type="float" office:value="0.6084" calcext:value-type="float">
            <text:p>0.6084</text:p>
          </table:table-cell>
          <table:table-cell table:formula="of:=([.B3]-[.G3])^2" office:value-type="float" office:value="1.1664" calcext:value-type="float">
            <text:p>1.1664</text:p>
          </table:table-cell>
          <table:table-cell table:formula="of:=([.B3]-[.H3])^2" office:value-type="float" office:value="0.0144" calcext:value-type="float">
            <text:p>0.0144</text:p>
          </table:table-cell>
          <table:table-cell table:formula="of:=([.B3]-[.I3])^2" office:value-type="float" office:value="0.1764" calcext:value-type="float">
            <text:p>0.1764</text:p>
          </table:table-cell>
          <table:table-cell table:formula="of:=([.B3]-[.J3])^2" office:value-type="float" office:value="0.8464" calcext:value-type="float">
            <text:p>0.8464</text:p>
          </table:table-cell>
          <table:table-cell/>
        </table:table-row>
        <table:table-row table:style-name="ro1">
          <table:table-cell table:number-columns-repeated="2"/>
          <table:table-cell table:formula="of:=([.B4]-[.C4])^2" office:value-type="float" office:value="0.272484" calcext:value-type="float">
            <text:p>0.272484</text:p>
          </table:table-cell>
          <table:table-cell table:formula="of:=([.B4]-[.D4])^2" office:value-type="float" office:value="0.0739840000000001" calcext:value-type="float">
            <text:p>0.073984</text:p>
          </table:table-cell>
          <table:table-cell table:formula="of:=([.B4]-[.E4])^2" office:value-type="float" office:value="0.000784000000000001" calcext:value-type="float">
            <text:p>0.000784</text:p>
          </table:table-cell>
          <table:table-cell table:formula="of:=([.B4]-[.F4])^2" office:value-type="float" office:value="0.016384" calcext:value-type="float">
            <text:p>0.016384</text:p>
          </table:table-cell>
          <table:table-cell table:formula="of:=([.B4]-[.G4])^2" office:value-type="float" office:value="0.183184" calcext:value-type="float">
            <text:p>0.183184</text:p>
          </table:table-cell>
          <table:table-cell table:formula="of:=([.B4]-[.H4])^2" office:value-type="float" office:value="0.595984" calcext:value-type="float">
            <text:p>0.595984</text:p>
          </table:table-cell>
          <table:table-cell table:formula="of:=([.B4]-[.I4])^2" office:value-type="float" office:value="1.149184" calcext:value-type="float">
            <text:p>1.149184</text:p>
          </table:table-cell>
          <table:table-cell table:formula="of:=([.B4]-[.J4])^2" office:value-type="float" office:value="2.471184" calcext:value-type="float">
            <text:p>2.471184</text:p>
          </table:table-cell>
          <table:table-cell/>
        </table:table-row>
        <table:table-row table:style-name="ro1">
          <table:table-cell table:number-columns-repeated="2"/>
          <table:table-cell table:formula="of:=([.B5]-[.C5])^2" office:value-type="float" office:value="0.155236" calcext:value-type="float">
            <text:p>0.155236</text:p>
          </table:table-cell>
          <table:table-cell table:formula="of:=([.B5]-[.D5])^2" office:value-type="float" office:value="0.414736" calcext:value-type="float">
            <text:p>0.414736</text:p>
          </table:table-cell>
          <table:table-cell table:formula="of:=([.B5]-[.E5])^2" office:value-type="float" office:value="0.891136000000001" calcext:value-type="float">
            <text:p>0.891136000000001</text:p>
          </table:table-cell>
          <table:table-cell table:formula="of:=([.B5]-[.F5])^2" office:value-type="float" office:value="1.089936" calcext:value-type="float">
            <text:p>1.089936</text:p>
          </table:table-cell>
          <table:table-cell table:formula="of:=([.B5]-[.G5])^2" office:value-type="float" office:value="1.806336" calcext:value-type="float">
            <text:p>1.806336</text:p>
          </table:table-cell>
          <table:table-cell table:formula="of:=([.B5]-[.H5])^2" office:value-type="float" office:value="0.020736" calcext:value-type="float">
            <text:p>0.020736</text:p>
          </table:table-cell>
          <table:table-cell table:formula="of:=([.B5]-[.I5])^2" office:value-type="float" office:value="0.0243359999999999" calcext:value-type="float">
            <text:p>0.024336</text:p>
          </table:table-cell>
          <table:table-cell table:formula="of:=([.B5]-[.J5])^2" office:value-type="float" office:value="0.430336" calcext:value-type="float">
            <text:p>0.430336</text:p>
          </table:table-cell>
          <table:table-cell/>
        </table:table-row>
        <table:table-row table:style-name="ro1">
          <table:table-cell table:number-columns-repeated="2"/>
          <table:table-cell table:formula="of:=SUM([.C7:.C9])" office:value-type="float" office:value="0.44462" calcext:value-type="float">
            <text:p>0.44462</text:p>
          </table:table-cell>
          <table:table-cell table:formula="of:=SUM([.D7:.D9])" office:value-type="float" office:value="0.63312" calcext:value-type="float">
            <text:p>0.63312</text:p>
          </table:table-cell>
          <table:table-cell table:formula="of:=SUM([.E7:.E9])" office:value-type="float" office:value="1.35432" calcext:value-type="float">
            <text:p>1.35432</text:p>
          </table:table-cell>
          <table:table-cell table:formula="of:=SUM([.F7:.F9])" office:value-type="float" office:value="1.71472" calcext:value-type="float">
            <text:p>1.71472</text:p>
          </table:table-cell>
          <table:table-cell table:formula="of:=SUM([.G7:.G9])" office:value-type="float" office:value="3.15592" calcext:value-type="float">
            <text:p>3.15592</text:p>
          </table:table-cell>
          <table:table-cell table:formula="of:=SUM([.H7:.H9])" office:value-type="float" office:value="0.63112" calcext:value-type="float">
            <text:p>0.63112</text:p>
          </table:table-cell>
          <table:table-cell table:formula="of:=SUM([.I7:.I9])" office:value-type="float" office:value="1.34992" calcext:value-type="float">
            <text:p>1.34992</text:p>
          </table:table-cell>
          <table:table-cell table:formula="of:=SUM([.J7:.J9])" office:value-type="float" office:value="3.74792" calcext:value-type="float">
            <text:p>3.747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table:number-columns-repeated="9"/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number-columns-repeated="9"/>
          <table:table-cell office:value-type="float" office:value="0.3" calcext:value-type="float">
            <text:p>0.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.74" calcext:value-type="float">
            <text:p>3.74</text:p>
          </table:table-cell>
        </table:table-row>
      </table:table>
      <table:table table:name="Logistic Regres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row table:style-name="ro1">
          <table:table-cell table:style-name="ce2" office:value-type="string" calcext:value-type="string">
            <text:p>draft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rebs</text:p>
          </table:table-cell>
          <table:table-cell table:style-name="ce2" office:value-type="string" calcext:value-type="string">
            <text:p>ast</text:p>
          </table:table-cell>
          <table:table-cell table:style-name="ce9" office:value-type="string" calcext:value-type="string">
            <text:p>Logit</text:p>
          </table:table-cell>
          <table:table-cell table:style-name="ce10" office:value-type="string" calcext:value-type="string">
            <text:p>e<text:span text:style-name="T1">Logit</text:span></text:p>
          </table:table-cell>
          <table:table-cell table:style-name="ce12" office:value-type="string" calcext:value-type="string">
            <text:p>Probability</text:p>
          </table:table-cell>
          <table:table-cell table:style-name="ce9" office:value-type="string" calcext:value-type="string">
            <text:p>Log likelihood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$B$15]+[.$B$16]*[.B2]+[.$B$17]*[.C2]+[.$B$18]*[.D2]" office:value-type="float" office:value="0.022" calcext:value-type="float">
            <text:p>0.022</text:p>
          </table:table-cell>
          <table:table-cell table:style-name="ce4" table:formula="of:=EXP([.E2])" office:value-type="float" office:value="1.02224378447044" calcext:value-type="float">
            <text:p>1.02</text:p>
          </table:table-cell>
          <table:table-cell table:formula="of:=+1/(1+[.F2])" office:value-type="float" office:value="0.494500221822597" calcext:value-type="float">
            <text:p>0.494500221822597</text:p>
          </table:table-cell>
          <table:table-cell table:style-name="ce13" table:formula="of:=LN([.G2])" office:value-type="float" office:value="-0.704207679339902" calcext:value-type="float">
            <text:p>-0.704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$B$15]+[.$B$16]*[.B3]+[.$B$17]*[.C3]+[.$B$18]*[.D3]" office:value-type="float" office:value="0.022" calcext:value-type="float">
            <text:p>0.022</text:p>
          </table:table-cell>
          <table:table-cell table:style-name="ce4" table:formula="of:=EXP([.E3])" office:value-type="float" office:value="1.02224378447044" calcext:value-type="float">
            <text:p>1.02</text:p>
          </table:table-cell>
          <table:table-cell table:formula="of:=+1/(1+[.F3])" office:value-type="float" office:value="0.494500221822597" calcext:value-type="float">
            <text:p>0.494500221822597</text:p>
          </table:table-cell>
          <table:table-cell table:style-name="ce13" table:formula="of:=LN([.G3])" office:value-type="float" office:value="-0.704207679339902" calcext:value-type="float">
            <text:p>-0.704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$B$15]+[.$B$16]*[.B4]+[.$B$17]*[.C4]+[.$B$18]*[.D4]" office:value-type="float" office:value="0.024" calcext:value-type="float">
            <text:p>0.024</text:p>
          </table:table-cell>
          <table:table-cell table:style-name="ce4" table:formula="of:=EXP([.E4])" office:value-type="float" office:value="1.02429031789062" calcext:value-type="float">
            <text:p>1.02</text:p>
          </table:table-cell>
          <table:table-cell table:formula="of:=+1/(1+[.F4])" office:value-type="float" office:value="0.494000287983412" calcext:value-type="float">
            <text:p>0.494000287983412</text:p>
          </table:table-cell>
          <table:table-cell table:style-name="ce13" table:formula="of:=LN([.G4])" office:value-type="float" office:value="-0.705219178832012" calcext:value-type="float">
            <text:p>-0.705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table:formula="of:=[.$B$15]+[.$B$16]*[.B5]+[.$B$17]*[.C5]+[.$B$18]*[.D5]" office:value-type="float" office:value="0.031" calcext:value-type="float">
            <text:p>0.031</text:p>
          </table:table-cell>
          <table:table-cell table:style-name="ce4" table:formula="of:=EXP([.E5])" office:value-type="float" office:value="1.03148550388652" calcext:value-type="float">
            <text:p>1.03</text:p>
          </table:table-cell>
          <table:table-cell table:formula="of:=+1/(1+[.F5])" office:value-type="float" office:value="0.492250620586196" calcext:value-type="float">
            <text:p>0.492250620586196</text:p>
          </table:table-cell>
          <table:table-cell table:style-name="ce13" table:formula="of:=LN([.G5])" office:value-type="float" office:value="-0.708767300750248" calcext:value-type="float">
            <text:p>-0.708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$B$15]+[.$B$16]*[.B6]+[.$B$17]*[.C6]+[.$B$18]*[.D6]" office:value-type="float" office:value="0.024" calcext:value-type="float">
            <text:p>0.024</text:p>
          </table:table-cell>
          <table:table-cell table:style-name="ce4" table:formula="of:=EXP([.E6])" office:value-type="float" office:value="1.02429031789062" calcext:value-type="float">
            <text:p>1.02</text:p>
          </table:table-cell>
          <table:table-cell table:formula="of:=+1/(1+[.F6])" office:value-type="float" office:value="0.494000287983412" calcext:value-type="float">
            <text:p>0.494000287983412</text:p>
          </table:table-cell>
          <table:table-cell table:style-name="ce13" table:formula="of:=LN([.G6])" office:value-type="float" office:value="-0.705219178832012" calcext:value-type="float">
            <text:p>-0.705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$B$15]+[.$B$16]*[.B7]+[.$B$17]*[.C7]+[.$B$18]*[.D7]" office:value-type="float" office:value="0.023" calcext:value-type="float">
            <text:p>0.023</text:p>
          </table:table-cell>
          <table:table-cell table:style-name="ce4" table:formula="of:=EXP([.E7])" office:value-type="float" office:value="1.02326653954722" calcext:value-type="float">
            <text:p>1.02</text:p>
          </table:table-cell>
          <table:table-cell table:formula="of:=+1/(1+[.F7])" office:value-type="float" office:value="0.494250253465758" calcext:value-type="float">
            <text:p>0.494250253465758</text:p>
          </table:table-cell>
          <table:table-cell table:style-name="ce13" table:formula="of:=LN([.G7])" office:value-type="float" office:value="-0.704713304102492" calcext:value-type="float">
            <text:p>-0.704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$15]+[.$B$16]*[.B8]+[.$B$17]*[.C8]+[.$B$18]*[.D8]" office:value-type="float" office:value="0.022" calcext:value-type="float">
            <text:p>0.022</text:p>
          </table:table-cell>
          <table:table-cell table:style-name="ce4" table:formula="of:=EXP([.E8])" office:value-type="float" office:value="1.02224378447044" calcext:value-type="float">
            <text:p>1.02</text:p>
          </table:table-cell>
          <table:table-cell table:formula="of:=+1/(1+[.F8])" office:value-type="float" office:value="0.494500221822597" calcext:value-type="float">
            <text:p>0.494500221822597</text:p>
          </table:table-cell>
          <table:table-cell table:style-name="ce13" table:formula="of:=LN([.G8])" office:value-type="float" office:value="-0.704207679339902" calcext:value-type="float">
            <text:p>-0.704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$B$15]+[.$B$16]*[.B9]+[.$B$17]*[.C9]+[.$B$18]*[.D9]" office:value-type="float" office:value="0.029" calcext:value-type="float">
            <text:p>0.029</text:p>
          </table:table-cell>
          <table:table-cell table:style-name="ce4" table:formula="of:=EXP([.E9])" office:value-type="float" office:value="1.02942459447513" calcext:value-type="float">
            <text:p>1.03</text:p>
          </table:table-cell>
          <table:table-cell table:formula="of:=+1/(1+[.F9])" office:value-type="float" office:value="0.492750508061439" calcext:value-type="float">
            <text:p>0.492750508061439</text:p>
          </table:table-cell>
          <table:table-cell table:style-name="ce13" table:formula="of:=LN([.G9])" office:value-type="float" office:value="-0.707752301876397" calcext:value-type="float">
            <text:p>-0.707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$B$15]+[.$B$16]*[.B10]+[.$B$17]*[.C10]+[.$B$18]*[.D10]" office:value-type="float" office:value="0.034" calcext:value-type="float">
            <text:p>0.034</text:p>
          </table:table-cell>
          <table:table-cell table:style-name="ce4" table:formula="of:=EXP([.E10])" office:value-type="float" office:value="1.03458460672812" calcext:value-type="float">
            <text:p>1.03</text:p>
          </table:table-cell>
          <table:table-cell table:formula="of:=+1/(1+[.F10])" office:value-type="float" office:value="0.491500818738687" calcext:value-type="float">
            <text:p>0.491500818738687</text:p>
          </table:table-cell>
          <table:table-cell table:style-name="ce13" table:formula="of:=LN([.G10])" office:value-type="float" office:value="-0.710291673600398" calcext:value-type="float">
            <text:p>-0.710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B$15]+[.$B$16]*[.B11]+[.$B$17]*[.C11]+[.$B$18]*[.D11]" office:value-type="float" office:value="0.034" calcext:value-type="float">
            <text:p>0.034</text:p>
          </table:table-cell>
          <table:table-cell table:style-name="ce4" table:formula="of:=EXP([.E11])" office:value-type="float" office:value="1.03458460672812" calcext:value-type="float">
            <text:p>1.03</text:p>
          </table:table-cell>
          <table:table-cell table:formula="of:=+1/(1+[.F11])" office:value-type="float" office:value="0.491500818738687" calcext:value-type="float">
            <text:p>0.491500818738687</text:p>
          </table:table-cell>
          <table:table-cell table:style-name="ce13" table:formula="of:=LN([.G11])" office:value-type="float" office:value="-0.710291673600398" calcext:value-type="float">
            <text:p>-0.710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table:formula="of:=[.$B$15]+[.$B$16]*[.B12]+[.$B$17]*[.C12]+[.$B$18]*[.D12]" office:value-type="float" office:value="0.047" calcext:value-type="float">
            <text:p>0.047</text:p>
          </table:table-cell>
          <table:table-cell table:style-name="ce4" table:formula="of:=EXP([.E12])" office:value-type="float" office:value="1.04812200907966" calcext:value-type="float">
            <text:p>1.05</text:p>
          </table:table-cell>
          <table:table-cell table:formula="of:=+1/(1+[.F12])" office:value-type="float" office:value="0.48825216250147" calcext:value-type="float">
            <text:p>0.48825216250147</text:p>
          </table:table-cell>
          <table:table-cell table:style-name="ce13" table:formula="of:=LN([.G12])" office:value-type="float" office:value="-0.716923280148682" calcext:value-type="float">
            <text:p>-0.716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$B$15]+[.$B$16]*[.B13]+[.$B$17]*[.C13]+[.$B$18]*[.D13]" office:value-type="float" office:value="0.034" calcext:value-type="float">
            <text:p>0.034</text:p>
          </table:table-cell>
          <table:table-cell table:style-name="ce4" table:formula="of:=EXP([.E13])" office:value-type="float" office:value="1.03458460672812" calcext:value-type="float">
            <text:p>1.03</text:p>
          </table:table-cell>
          <table:table-cell table:formula="of:=+1/(1+[.F13])" office:value-type="float" office:value="0.491500818738687" calcext:value-type="float">
            <text:p>0.491500818738687</text:p>
          </table:table-cell>
          <table:table-cell table:style-name="ce13" table:formula="of:=LN([.G13])" office:value-type="float" office:value="-0.710291673600398" calcext:value-type="float">
            <text:p>-0.7103</text:p>
          </table:table-cell>
        </table:table-row>
        <table:table-row table:style-name="ro1">
          <table:table-cell table:number-columns-repeated="7"/>
          <table:table-cell table:style-name="ce13" table:formula="of:=SUM([.H2:.H13])" office:value-type="float" office:value="-8.49209260336274" calcext:value-type="float">
            <text:p>-8.4921</text:p>
          </table:table-cell>
        </table:table-row>
        <table:table-row table:style-name="ro1">
          <table:table-cell table:style-name="ce3" office:value-type="string" calcext:value-type="string">
            <text:p>b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  <table:table-cell table:style-name="ce13"/>
        </table:table-row>
        <table:table-row table:style-name="ro1">
          <table:table-cell table:style-name="ce3" office:value-type="string" calcext:value-type="string">
            <text:p>b1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2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3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R2" table:style-name="ta1">
        <table:table-column table:style-name="co1" table:number-columns-repeated="6" table:default-cell-style-name="ce5"/>
        <table:table-column table:style-name="co3" table:default-cell-style-name="ce5"/>
        <table:table-column table:style-name="co1" table:number-columns-repeated="1017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Machine meets specs?</text:p>
          </table:table-cell>
          <table:table-cell table:style-name="ce16" office:value-type="string" calcext:value-type="string">
            <text:p>Machine Age (Months)</text:p>
          </table:table-cell>
          <table:table-cell table:style-name="ce15" office:value-type="string" calcext:value-type="string">
            <text:p>Average Number of shifts/week</text:p>
          </table:table-cell>
          <table:table-cell table:style-name="ce17" office:value-type="string" calcext:value-type="string">
            <text:p>Logit</text:p>
          </table:table-cell>
          <table:table-cell table:style-name="ce17" office:value-type="string" calcext:value-type="string">
            <text:p>e<text:span text:style-name="T1">L</text:span></text:p>
          </table:table-cell>
          <table:table-cell table:style-name="ce18" office:value-type="string" calcext:value-type="string">
            <text:p><text:span text:style-name="T2">P(X)=e</text:span><text:span text:style-name="T3">L   </text:span><text:span text:style-name="T4">/(1+e</text:span><text:span text:style-name="T3">L</text:span><text:span text:style-name="T4">)</text:span></text:p>
          </table:table-cell>
          <table:table-cell table:style-name="ce20" office:value-type="string" calcext:value-type="string">
            <text:p>Pr[P(Xi)]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[.$C$25]+[.$C$26]*[.C4]+[.$C$27]*[.D4]" office:value-type="float" office:value="8.7" calcext:value-type="float">
            <text:p>8.7</text:p>
          </table:table-cell>
          <table:table-cell table:style-name="ce14" table:formula="of:=EXP([.E4])" office:value-type="float" office:value="6002.91221726103" calcext:value-type="float">
            <text:p>6002.91221726103</text:p>
          </table:table-cell>
          <table:table-cell table:style-name="ce19" table:formula="of:=[.F4]/(1+[.F4])" office:value-type="float" office:value="0.999833441935223" calcext:value-type="float">
            <text:p>0.9998</text:p>
          </table:table-cell>
          <table:table-cell table:style-name="ce19" table:formula="of:=[.B4]*LN([.G4])+(1-[.B4])*LN(1-[.G4])" office:value-type="float" office:value="-8.70016657193679" calcext:value-type="float">
            <text:p>-8.7002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[.$C$25]+[.$C$26]*[.C5]+[.$C$27]*[.D5]" office:value-type="float" office:value="8.2" calcext:value-type="float">
            <text:p>8.2</text:p>
          </table:table-cell>
          <table:table-cell table:style-name="ce14" table:formula="of:=EXP([.E5])" office:value-type="float" office:value="3640.95030733236" calcext:value-type="float">
            <text:p>3640.95030733236</text:p>
          </table:table-cell>
          <table:table-cell table:style-name="ce19" table:formula="of:=[.F5]/(1+[.F5])" office:value-type="float" office:value="0.999725421843899" calcext:value-type="float">
            <text:p>0.9997</text:p>
          </table:table-cell>
          <table:table-cell table:style-name="ce19" table:formula="of:=[.B5]*LN([.G5])+(1-[.B5])*LN(1-[.G5])" office:value-type="float" office:value="-8.20027461585962" calcext:value-type="float">
            <text:p>-8.2003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6]+[.$C$27]*[.D6]" office:value-type="float" office:value="7.9" calcext:value-type="float">
            <text:p>7.9</text:p>
          </table:table-cell>
          <table:table-cell table:style-name="ce14" table:formula="of:=EXP([.E6])" office:value-type="float" office:value="2697.28232826851" calcext:value-type="float">
            <text:p>2697.28232826851</text:p>
          </table:table-cell>
          <table:table-cell table:style-name="ce19" table:formula="of:=[.F6]/(1+[.F6])" office:value-type="float" office:value="0.999629393859374" calcext:value-type="float">
            <text:p>0.9996</text:p>
          </table:table-cell>
          <table:table-cell table:style-name="ce19" table:formula="of:=[.B6]*LN([.G6])+(1-[.B6])*LN(1-[.G6])" office:value-type="float" office:value="-7.90037067483191" calcext:value-type="float">
            <text:p>-7.9004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$C$25]+[.$C$26]*[.C7]+[.$C$27]*[.D7]" office:value-type="float" office:value="7.9" calcext:value-type="float">
            <text:p>7.9</text:p>
          </table:table-cell>
          <table:table-cell table:style-name="ce14" table:formula="of:=EXP([.E7])" office:value-type="float" office:value="2697.28232826851" calcext:value-type="float">
            <text:p>2697.28232826851</text:p>
          </table:table-cell>
          <table:table-cell table:style-name="ce19" table:formula="of:=[.F7]/(1+[.F7])" office:value-type="float" office:value="0.999629393859374" calcext:value-type="float">
            <text:p>0.9996</text:p>
          </table:table-cell>
          <table:table-cell table:style-name="ce19" table:formula="of:=[.B7]*LN([.G7])+(1-[.B7])*LN(1-[.G7])" office:value-type="float" office:value="-7.90037067483191" calcext:value-type="float">
            <text:p>-7.9004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8]+[.$C$27]*[.D8]" office:value-type="float" office:value="7.4" calcext:value-type="float">
            <text:p>7.4</text:p>
          </table:table-cell>
          <table:table-cell table:style-name="ce14" table:formula="of:=EXP([.E8])" office:value-type="float" office:value="1635.98442999593" calcext:value-type="float">
            <text:p>1635.98442999593</text:p>
          </table:table-cell>
          <table:table-cell table:style-name="ce19" table:formula="of:=[.F8]/(1+[.F8])" office:value-type="float" office:value="0.999389120640566" calcext:value-type="float">
            <text:p>0.9994</text:p>
          </table:table-cell>
          <table:table-cell table:style-name="ce19" table:formula="of:=[.B8]*LN([.G8])+(1-[.B8])*LN(1-[.G8])" office:value-type="float" office:value="-7.40061106602229" calcext:value-type="float">
            <text:p>-7.4006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$C$25]+[.$C$26]*[.C9]+[.$C$27]*[.D9]" office:value-type="float" office:value="6.4" calcext:value-type="float">
            <text:p>6.4</text:p>
          </table:table-cell>
          <table:table-cell table:style-name="ce14" table:formula="of:=EXP([.E9])" office:value-type="float" office:value="601.845037872082" calcext:value-type="float">
            <text:p>601.845037872082</text:p>
          </table:table-cell>
          <table:table-cell table:style-name="ce19" table:formula="of:=[.F9]/(1+[.F9])" office:value-type="float" office:value="0.998341198919825" calcext:value-type="float">
            <text:p>0.9983</text:p>
          </table:table-cell>
          <table:table-cell table:style-name="ce19" table:formula="of:=[.B9]*LN([.G9])+(1-[.B9])*LN(1-[.G9])" office:value-type="float" office:value="-6.40166017841402" calcext:value-type="float">
            <text:p>-6.4017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$C$25]+[.$C$26]*[.C10]+[.$C$27]*[.D10]" office:value-type="float" office:value="6.5" calcext:value-type="float">
            <text:p>6.5</text:p>
          </table:table-cell>
          <table:table-cell table:style-name="ce14" table:formula="of:=EXP([.E10])" office:value-type="float" office:value="665.141633044362" calcext:value-type="float">
            <text:p>665.141633044362</text:p>
          </table:table-cell>
          <table:table-cell table:style-name="ce19" table:formula="of:=[.F10]/(1+[.F10])" office:value-type="float" office:value="0.998498817743263" calcext:value-type="float">
            <text:p>0.9985</text:p>
          </table:table-cell>
          <table:table-cell table:style-name="ce19" table:formula="of:=[.B10]*LN([.G10])+(1-[.B10])*LN(1-[.G10])" office:value-type="float" office:value="-6.50150231015974" calcext:value-type="float">
            <text:p>-6.5015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11]+[.$C$27]*[.D11]" office:value-type="float" office:value="5.5" calcext:value-type="float">
            <text:p>5.5</text:p>
          </table:table-cell>
          <table:table-cell table:style-name="ce14" table:formula="of:=EXP([.E11])" office:value-type="float" office:value="244.69193226422" calcext:value-type="float">
            <text:p>244.69193226422</text:p>
          </table:table-cell>
          <table:table-cell table:style-name="ce19" table:formula="of:=[.F11]/(1+[.F11])" office:value-type="float" office:value="0.995929862284104" calcext:value-type="float">
            <text:p>0.9959</text:p>
          </table:table-cell>
          <table:table-cell table:style-name="ce19" table:formula="of:=[.B11]*LN([.G11])+(1-[.B11])*LN(1-[.G11])" office:value-type="float" office:value="-5.50407844327057" calcext:value-type="float">
            <text:p>-5.5041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$C$25]+[.$C$26]*[.C12]+[.$C$27]*[.D12]" office:value-type="float" office:value="4" calcext:value-type="float">
            <text:p>4</text:p>
          </table:table-cell>
          <table:table-cell table:style-name="ce14" table:formula="of:=EXP([.E12])" office:value-type="float" office:value="54.5981500331442" calcext:value-type="float">
            <text:p>54.5981500331442</text:p>
          </table:table-cell>
          <table:table-cell table:style-name="ce19" table:formula="of:=[.F12]/(1+[.F12])" office:value-type="float" office:value="0.982013790037908" calcext:value-type="float">
            <text:p>0.9820</text:p>
          </table:table-cell>
          <table:table-cell table:style-name="ce19" table:formula="of:=[.B12]*LN([.G12])+(1-[.B12])*LN(1-[.G12])" office:value-type="float" office:value="-4.01814992791781" calcext:value-type="float">
            <text:p>-4.0181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$C$25]+[.$C$26]*[.C13]+[.$C$27]*[.D13]" office:value-type="float" office:value="3.5" calcext:value-type="float">
            <text:p>3.5</text:p>
          </table:table-cell>
          <table:table-cell table:style-name="ce14" table:formula="of:=EXP([.E13])" office:value-type="float" office:value="33.1154519586923" calcext:value-type="float">
            <text:p>33.1154519586923</text:p>
          </table:table-cell>
          <table:table-cell table:style-name="ce19" table:formula="of:=[.F13]/(1+[.F13])" office:value-type="float" office:value="0.970687769248644" calcext:value-type="float">
            <text:p>0.9707</text:p>
          </table:table-cell>
          <table:table-cell table:style-name="ce19" table:formula="of:=[.B13]*LN([.G13])+(1-[.B13])*LN(1-[.G13])" office:value-type="float" office:value="-3.52975041827262" calcext:value-type="float">
            <text:p>-3.5298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$C$25]+[.$C$26]*[.C14]+[.$C$27]*[.D14]" office:value-type="float" office:value="6.3" calcext:value-type="float">
            <text:p>6.3</text:p>
          </table:table-cell>
          <table:table-cell table:style-name="ce14" table:formula="of:=EXP([.E14])" office:value-type="float" office:value="544.571910125929" calcext:value-type="float">
            <text:p>544.571910125929</text:p>
          </table:table-cell>
          <table:table-cell table:style-name="ce19" table:formula="of:=[.F14]/(1+[.F14])" office:value-type="float" office:value="0.998167061057507" calcext:value-type="float">
            <text:p>0.9982</text:p>
          </table:table-cell>
          <table:table-cell table:style-name="ce19" table:formula="of:=[.B14]*LN([.G14])+(1-[.B14])*LN(1-[.G14])" office:value-type="float" office:value="-0.00183462083058929" calcext:value-type="float">
            <text:p>-0.0018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$C$25]+[.$C$26]*[.C15]+[.$C$27]*[.D15]" office:value-type="float" office:value="6.2" calcext:value-type="float">
            <text:p>6.2</text:p>
          </table:table-cell>
          <table:table-cell table:style-name="ce14" table:formula="of:=EXP([.E15])" office:value-type="float" office:value="492.749041093256" calcext:value-type="float">
            <text:p>492.749041093256</text:p>
          </table:table-cell>
          <table:table-cell table:style-name="ce19" table:formula="of:=[.F15]/(1+[.F15])" office:value-type="float" office:value="0.99797467961095" calcext:value-type="float">
            <text:p>0.9980</text:p>
          </table:table-cell>
          <table:table-cell table:style-name="ce19" table:formula="of:=[.B15]*LN([.G15])+(1-[.B15])*LN(1-[.G15])" office:value-type="float" office:value="-0.0020273741238382" calcext:value-type="float">
            <text:p>-0.002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16]+[.$C$27]*[.D16]" office:value-type="float" office:value="5" calcext:value-type="float">
            <text:p>5</text:p>
          </table:table-cell>
          <table:table-cell table:style-name="ce14" table:formula="of:=EXP([.E16])" office:value-type="float" office:value="148.413159102577" calcext:value-type="float">
            <text:p>148.413159102577</text:p>
          </table:table-cell>
          <table:table-cell table:style-name="ce19" table:formula="of:=[.F16]/(1+[.F16])" office:value-type="float" office:value="0.993307149075715" calcext:value-type="float">
            <text:p>0.9933</text:p>
          </table:table-cell>
          <table:table-cell table:style-name="ce19" table:formula="of:=[.B16]*LN([.G16])+(1-[.B16])*LN(1-[.G16])" office:value-type="float" office:value="-0.00671534848911806" calcext:value-type="float">
            <text:p>-0.0067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17]+[.$C$27]*[.D17]" office:value-type="float" office:value="4.4" calcext:value-type="float">
            <text:p>4.4</text:p>
          </table:table-cell>
          <table:table-cell table:style-name="ce14" table:formula="of:=EXP([.E17])" office:value-type="float" office:value="81.4508686649682" calcext:value-type="float">
            <text:p>81.4508686649682</text:p>
          </table:table-cell>
          <table:table-cell table:style-name="ce19" table:formula="of:=[.F17]/(1+[.F17])" office:value-type="float" office:value="0.987871565015726" calcext:value-type="float">
            <text:p>0.9879</text:p>
          </table:table-cell>
          <table:table-cell table:style-name="ce19" table:formula="of:=[.B17]*LN([.G17])+(1-[.B17])*LN(1-[.G17])" office:value-type="float" office:value="-0.012202584607696" calcext:value-type="float">
            <text:p>-0.0122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$C$25]+[.$C$26]*[.C18]+[.$C$27]*[.D18]" office:value-type="float" office:value="4.1" calcext:value-type="float">
            <text:p>4.1</text:p>
          </table:table-cell>
          <table:table-cell table:style-name="ce14" table:formula="of:=EXP([.E18])" office:value-type="float" office:value="60.340287597362" calcext:value-type="float">
            <text:p>60.340287597362</text:p>
          </table:table-cell>
          <table:table-cell table:style-name="ce19" table:formula="of:=[.F18]/(1+[.F18])" office:value-type="float" office:value="0.983697500628559" calcext:value-type="float">
            <text:p>0.9837</text:p>
          </table:table-cell>
          <table:table-cell table:style-name="ce19" table:formula="of:=[.B18]*LN([.G18])+(1-[.B18])*LN(1-[.G18])" office:value-type="float" office:value="-0.0164368472529095" calcext:value-type="float">
            <text:p>-0.0164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$C$25]+[.$C$26]*[.C19]+[.$C$27]*[.D19]" office:value-type="float" office:value="3.9" calcext:value-type="float">
            <text:p>3.9</text:p>
          </table:table-cell>
          <table:table-cell table:style-name="ce14" table:formula="of:=EXP([.E19])" office:value-type="float" office:value="49.4024491055302" calcext:value-type="float">
            <text:p>49.4024491055302</text:p>
          </table:table-cell>
          <table:table-cell table:style-name="ce19" table:formula="of:=[.F19]/(1+[.F19])" office:value-type="float" office:value="0.980159694265923" calcext:value-type="float">
            <text:p>0.9802</text:p>
          </table:table-cell>
          <table:table-cell table:style-name="ce19" table:formula="of:=[.B19]*LN([.G19])+(1-[.B19])*LN(1-[.G19])" office:value-type="float" office:value="-0.0200397672603976" calcext:value-type="float">
            <text:p>-0.020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$C$25]+[.$C$26]*[.C20]+[.$C$27]*[.D20]" office:value-type="float" office:value="2.9" calcext:value-type="float">
            <text:p>2.9</text:p>
          </table:table-cell>
          <table:table-cell table:style-name="ce14" table:formula="of:=EXP([.E20])" office:value-type="float" office:value="18.1741453694431" calcext:value-type="float">
            <text:p>18.1741453694431</text:p>
          </table:table-cell>
          <table:table-cell table:style-name="ce19" table:formula="of:=[.F20]/(1+[.F20])" office:value-type="float" office:value="0.947846436921582" calcext:value-type="float">
            <text:p>0.9478</text:p>
          </table:table-cell>
          <table:table-cell table:style-name="ce19" table:formula="of:=[.B20]*LN([.G20])+(1-[.B20])*LN(1-[.G20])" office:value-type="float" office:value="-0.0535627762179631" calcext:value-type="float">
            <text:p>-0.0536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21]+[.$C$27]*[.D21]" office:value-type="float" office:value="2.8" calcext:value-type="float">
            <text:p>2.8</text:p>
          </table:table-cell>
          <table:table-cell table:style-name="ce14" table:formula="of:=EXP([.E21])" office:value-type="float" office:value="16.4446467710971" calcext:value-type="float">
            <text:p>16.4446467710971</text:p>
          </table:table-cell>
          <table:table-cell table:style-name="ce19" table:formula="of:=[.F21]/(1+[.F21])" office:value-type="float" office:value="0.942675824101131" calcext:value-type="float">
            <text:p>0.9427</text:p>
          </table:table-cell>
          <table:table-cell table:style-name="ce19" table:formula="of:=[.B21]*LN([.G21])+(1-[.B21])*LN(1-[.G21])" office:value-type="float" office:value="-0.0590328262879714" calcext:value-type="float">
            <text:p>-0.0590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$C$25]+[.$C$26]*[.C22]+[.$C$27]*[.D22]" office:value-type="float" office:value="2.1" calcext:value-type="float">
            <text:p>2.1</text:p>
          </table:table-cell>
          <table:table-cell table:style-name="ce14" table:formula="of:=EXP([.E22])" office:value-type="float" office:value="8.16616991256765" calcext:value-type="float">
            <text:p>8.16616991256765</text:p>
          </table:table-cell>
          <table:table-cell table:style-name="ce19" table:formula="of:=[.F22]/(1+[.F22])" office:value-type="float" office:value="0.890903178804387" calcext:value-type="float">
            <text:p>0.8909</text:p>
          </table:table-cell>
          <table:table-cell table:style-name="ce19" table:formula="of:=[.B22]*LN([.G22])+(1-[.B22])*LN(1-[.G22])" office:value-type="float" office:value="-0.115519523179755" calcext:value-type="float">
            <text:p>-0.1155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$C$25]+[.$C$26]*[.C23]+[.$C$27]*[.D23]" office:value-type="float" office:value="1.7" calcext:value-type="float">
            <text:p>1.7</text:p>
          </table:table-cell>
          <table:table-cell table:style-name="ce14" table:formula="of:=EXP([.E23])" office:value-type="float" office:value="5.4739473917272" calcext:value-type="float">
            <text:p>5.4739473917272</text:p>
          </table:table-cell>
          <table:table-cell table:style-name="ce19" table:formula="of:=[.F23]/(1+[.F23])" office:value-type="float" office:value="0.845534734916465" calcext:value-type="float">
            <text:p>0.8455</text:p>
          </table:table-cell>
          <table:table-cell table:style-name="ce19" table:formula="of:=[.B23]*LN([.G23])+(1-[.B23])*LN(1-[.G23])" office:value-type="float" office:value="-0.167786029386266" calcext:value-type="float">
            <text:p>-0.16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9" office:value-type="string" calcext:value-type="string">
            <text:p>LL=LogLikelihood=</text:p>
          </table:table-cell>
          <table:table-cell table:style-name="ce21" table:formula="of:=SUM([.H4:.H23])" office:value-type="float" office:value="-66.5120925791538" calcext:value-type="float">
            <text:p>-66.51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" table:style-name="ta1">
        <table:shapes>
          <draw:frame draw:z-index="0" draw:style-name="gr1" draw:text-style-name="P1" svg:width="15.999cm" svg:height="8.999cm" svg:x="8.11cm" svg:y="1.003cm">
            <draw:object draw:notify-on-update-of-ranges="SVM.B3:SVM.B11 SVM.C3:SVM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row table:style-name="ro1">
          <table:table-cell/>
          <table:table-cell office:value-type="string" calcext:value-type="string" table:number-columns-spanned="3" table:number-rows-spanned="1">
            <text:p>Two classes – Not technical(-1) and technical(1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ntences (1=1000)</text:p>
          </table:table-cell>
          <table:table-cell office:value-type="string" calcext:value-type="string">
            <text:p>Article Typ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20:20:20.450325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7:05:20.581221796</meta:creation-date>
    <dc:date>2022-04-17T20:47:51.834936884</dc:date>
    <meta:editing-duration>PT1H36M7S</meta:editing-duration>
    <meta:editing-cycles>12</meta:editing-cycles>
    <meta:generator>LibreOffice/6.4.7.2$Linux_X86_64 LibreOffice_project/40$Build-2</meta:generator>
    <meta:document-statistic meta:table-count="4" meta:cell-count="38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617cm" svg:y="3.955cm" style:legend-expansion="high" chart:style-name="ch2"/>
        <chart:plot-area chart:style-name="ch3" table:cell-range-address="Sheet1.A3:Sheet1.B5 Sheet1.B2:Sheet1.B2" chart:data-source-has-labels="row" svg:x="1.33cm" svg:y="0.18cm" svg:width="10.968cm" svg:height="7.665cm">
          <chartooo:coordinate-region svg:x="2.057cm" svg:y="0.379cm" svg:width="10.001cm" svg:height="6.819cm"/>
          <chart:axis chart:dimension="x" chart:name="primary-x" chart:style-name="ch4">
            <chart:title svg:x="6.413cm" svg:y="8.025cm" chart:style-name="ch5">
              <text:p>Area</text:p>
            </chart:title>
          </chart:axis>
          <chart:axis chart:dimension="y" chart:name="primary-y" chart:style-name="ch4">
            <chart:title svg:x="0.451cm" svg:y="4.44cm" chart:style-name="ch6">
              <text:p>Price</text:p>
            </chart:title>
            <chart:grid chart:style-name="ch7" chart:class="major"/>
          </chart:axis>
          <chart:series chart:style-name="ch8" chart:values-cell-range-address="Sheet1.B3:Sheet1.B5" chart:label-cell-address="Sheet1.B2:Sheet1.B2" chart:class="chart:scatter">
            <chart:domain table:cell-range-address="Sheet1.A3:Sheet1.A5"/>
            <chart:regression-curve chart:style-name="ch9">
              <chart:equation chart:display-equation="true" chart:display-r-square="false" svg:x="2.249cm" svg:y="0.375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ic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5</svg:desc>
                </draw:g>
              </table:table-cell>
              <table:table-cell office:value-type="float" office:value="1.4">
                <text:p>1.4</text:p>
                <draw:g>
                  <svg:desc>Sheet1.B3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703cm" style:legend-expansion="high" chart:style-name="ch2"/>
        <chart:plot-area chart:style-name="ch3" table:cell-range-address="Sheet1.J14:Sheet1.K20" svg:x="0.32cm" svg:y="0.18cm" svg:width="10.497cm" svg:height="8.64cm">
          <chartooo:coordinate-region svg:x="1.047cm" svg:y="0.379cm" svg:width="9.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4:Sheet1.K20" chart:class="chart:scatter">
            <chart:domain table:cell-range-address="Sheet1.J14:Sheet1.J20"/>
            <chart:regression-curve chart:style-name="ch7"/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1.J14:Sheet1.J20</svg:desc>
                </draw:g>
              </table:table-cell>
              <table:table-cell office:value-type="float" office:value="0.64">
                <text:p>0.64</text:p>
                <draw:g>
                  <svg:desc>Sheet1.K14:Sheet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.74">
                <text:p>3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VM.B3:SVM.C11" svg:x="0.32cm" svg:y="0.18cm" svg:width="13.097cm" svg:height="8.64cm">
          <chartooo:coordinate-region svg:x="0.466cm" svg:y="0.379cm" svg:width="12.8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VM.C3:SVM.C11" chart:class="chart:scatter">
            <chart:domain table:cell-range-address="SVM.B3:SVM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VM.B3:SVM.B11</svg:desc>
                </draw:g>
              </table:table-cell>
              <table:table-cell office:value-type="float" office:value="1">
                <text:p>1</text:p>
                <draw:g>
                  <svg:desc>SVM.C3:SVM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